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fo:break-before="page"/>
      <style:text-properties fo:font-size="14pt" fo:font-weight="bold" style:font-size-asian="14pt" style:font-weight-asian="bold" style:font-size-complex="14pt" style:font-weight-complex="bold"/>
    </style:style>
    <style:style style:name="P4" style:family="paragraph" style:parent-style-name="Standard">
      <style:paragraph-properties fo:break-before="page"/>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7"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9" style:family="paragraph" style:parent-style-name="Standard">
      <style:paragraph-properties fo:margin-left="0.502in" fo:margin-right="0in" fo:text-align="justify" style:justify-single-word="false" fo:text-indent="-0.5098in" style:auto-text-indent="false">
        <style:tab-stops/>
      </style:paragraph-properties>
    </style:style>
    <style:style style:name="P10" style:family="paragraph" style:parent-style-name="Standard">
      <style:paragraph-properties fo:margin-left="0.502in" fo:margin-right="0in" fo:text-align="justify" style:justify-single-word="false" fo:text-indent="-0.0075in" style:auto-text-indent="false">
        <style:tab-stops/>
      </style:paragraph-properties>
    </style:style>
    <style:style style:name="P11"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2" style:family="paragraph" style:parent-style-name="Standard">
      <style:paragraph-properties fo:margin-left="0.4945in" fo:margin-right="0in" fo:text-align="justify" style:justify-single-word="false" fo:text-indent="0in" style:auto-text-indent="false"/>
    </style:style>
    <style:style style:name="P13"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14" style:family="paragraph" style:parent-style-name="Standard">
      <style:paragraph-properties fo:margin-left="0.4945in" fo:margin-right="0in" fo:text-align="justify" style:justify-single-word="false" fo:text-indent="0.061in" style:auto-text-indent="false"/>
    </style:style>
    <style:style style:name="P15" style:family="paragraph" style:parent-style-name="Standard">
      <style:paragraph-properties fo:margin-left="0in" fo:margin-right="0in" fo:text-align="justify" style:justify-single-word="false" fo:text-indent="0.1291in" style:auto-text-indent="false"/>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3">
      <style:paragraph-properties fo:text-align="justify" style:justify-single-word="false"/>
    </style:style>
    <style:style style:name="P19" style:family="paragraph" style:parent-style-name="Standard" style:list-style-name="L4">
      <style:paragraph-properties fo:text-align="justify" style:justify-single-word="false"/>
    </style:style>
    <style:style style:name="P20" style:family="paragraph" style:parent-style-name="Standard" style:list-style-name="L5">
      <style:paragraph-properties fo:text-align="justify" style:justify-single-word="false"/>
    </style:style>
    <style:style style:name="P21" style:family="paragraph" style:parent-style-name="Standard" style:list-style-name="L1">
      <style:paragraph-properties fo:text-align="justify" style:justify-single-word="false"/>
      <style:text-properties fo:background-color="#ffff00"/>
    </style:style>
    <style:style style:name="P22" style:family="paragraph" style:parent-style-name="Standard" style:list-style-name="L2">
      <style:paragraph-properties fo:text-align="justify" style:justify-single-word="false"/>
      <style:text-properties fo:background-color="#ffff00"/>
    </style:style>
    <style:style style:name="P23"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4" style:family="paragraph" style:parent-style-name="Standard">
      <style:paragraph-properties fo:margin-left="0in" fo:margin-right="0in" fo:text-align="justify" style:justify-single-word="false" fo:text-indent="0.1291in" style:auto-text-indent="false"/>
    </style:style>
    <style:style style:name="P25"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font-weight="bold" fo:background-color="#ffff00"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text:p>
      <text:p text:style-name="Standard"/>
      <text:p text:style-name="P2">Az egyes kataszteri-nyilvántart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az úgynevezett <text:span text:style-name="T7">Core Cadastral Domain Model</text:span> (CCDM) kidolgozását. Ez valójában egy UML osztály-diagram volt mely ábrázolni hivatott az ingatlan-nyilvántartás mind <text:span text:style-name="T6">jogi</text:span>, mind <text:span text:style-name="T6">adminisztratív</text:span> mind pedig <text:span text:style-name="T6">geometriai</text:span> adatait és azok adatkapcsolati rendszerét. A további eredményeket folyamatosan hozzák nyilvánosságra miközben egyre több ország ingatlan-nyilvántartási sajátosságait illesztik a rendszerbe.</text:p>
      <text:p text:style-name="P2">Az én feladatom az volt, hogy a CCDM 6. verzióját, az úgynevezett “Cairo OS” model egy gondosan kiválasztott szeletét -a magyarországi viszonyokat szem előtt tartva- implementáljam, vagyis építsek fel egy ezt a rendszert kezelni képes geoinformatikai környezet, valós, vagy generált adatok felhasználásával hozzak létre egy jellemző, a rendszerbe illesztett 3D-s modelt végül pedig tegyem lehetővé az adatok megjelenítését, lekérdezését, kezelését.</text:p>
      <text:p text:style-name="P2"/>
      <text:p text:style-name="P2"/>
      <text:p text:style-name="P2"/>
      <text:p text:style-name="P7">Nyilvántartási problémá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p text:style-name="P2"/>
      <text:list xml:id="list1013640026" text:style-name="L1">
        <text:list-item>
          <text:p text:style-name="P16">Elsősorban a városok üzleti negyedeiben a beépíthető terület elfogyott, így a befektetők a felszin alatti és feletti területeket is kénytelenek hasznosítani, ezenkívül szokatlan építészeti megoldásokat alkalmaznak (egymást fedő illetve egymásba nyúló épületek)</text:p>
        </text:list-item>
        <text:list-item>
          <text:p text:style-name="P16">Gépjármű parkolás a föld felszín alá illetve parkoló-házakba kényszerült</text:p>
        </text:list-item>
        <text:list-item>
          <text:p text:style-name="P16">Föld felettei és föld alatti vasutak, utak megjelenése</text:p>
        </text:list-item>
        <text:list-item>
          <text:p text:style-name="P16">Közművek számának növekedése, melyek egy része magántulajdon</text:p>
        </text:list-item>
        <text:list-item>
          <text:p text:style-name="P21">...</text:p>
        </text:list-item>
      </text:list>
      <text:p text:style-name="P2"/>
      <text:p text:style-name="P2">Ezen tényezők közös tulajdonsága, hogy a tulajdonjog <text:span text:style-name="T6">nem közvetlenül a föld felszínéhez</text:span> kapcsolódik. Ennek következtében olyan ingatlan tulajdonok jönnek létre, melyek <text:span text:style-name="T5">nem kerülnek bele az ingatlan-nyilvántartásba és térképi ábrázolásra sem kerül sor (vagy csak korlátozottan)</text:span>, hiszen a hagyományos 2D nyilvántartás nem képes kezelni ezt az esetet. Nézzünk néhány hazai példát ezekre a problémás esetekre:</text:p>
      <text:p text:style-name="P2"/>
      <text:p text:style-name="P9"><text:span text:style-name="T1">Közterülteről nyíló pince</text:span> </text:p>
      <text:p text:style-name="P10">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0">Itt jegyezném megy, hogy a nem közterületről nyíló pincét, ha más tulajdonában álló ingatlan alá nyúlik, azzal a földrészlettel együtt kell nyilvántartani, amelyen a bejárata van. Térképi ábrázolásra ekkor sem kerül sor.</text:p>
      <text:p text:style-name="P10">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1">Ugye nincs a tulajdoni lapján bejegyzés a pincéről? Honnan szerezhet információt? Van-e hrsz-a?</text:p>
      <text:p text:style-name="P8">Társasházak</text:p>
      <text:p text:style-name="P14">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text:soft-page-break/>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14">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14">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6">Aluljárók, felüljárók, hidak</text:p>
      <text:p text:style-name="P12">Mivel ezek a létesítmények eddig kizárólag állami tulajdonban voltak, nem fordítottak komolyabb figyelmet sem a szofisztikáltabb jogi sem térképi nyilvántartásra.</text:p>
      <text:p text:style-name="P12">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12">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3">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6">Föld alatti vasutak, függő vasutak megjelenése</text:p>
      <text:p text:style-name="P13">?</text:p>
      <text:p text:style-name="P6">Föld alatti illetve feletti vezetékek</text:p>
      <text:p text:style-name="P12">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6">Átfedő illetve egymásba nyúló épületek</text:p>
      <text:p text:style-name="P12">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2"><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oft-page-break/><text:span text:style-name="T2">hídszerkezet alatt nem feltétlenül van közterület, nem tehetjük meg azt amit az utaknál tettünk. Nem beszélve arról, hogy a jelenlegi rendszrben még helyrajzi számot sem kaphat, hiszen a földfelszinnel nincs közvetlen kapcsolata.</text:span>?</text:p>
      <text:p text:style-name="P5"/>
      <text:p text:style-name="P2">Ezeken a példákon keresztűl azt kívántam érzékeltetni, hogy milyen anomáliák léphetnek és lépnek fel egy olyan rendszerben mely tradicionálisan a föld felszínét osztotta fel a tulajdonosok között viszont a <text:span text:style-name="T6">jogok térben különülnek el</text:span>.</text:p>
      <text:p text:style-name="P2">Ezek után adódik a kérdés, hogy vajon ez milyen következményekkel jár? </text:p>
      <text:list xml:id="list2008292990" text:style-name="L2">
        <text:list-item>
          <text:p text:style-name="P17">Ha nem kerül be az ingatlan az ingatlan-nyilvántartásba, akkor azt nem lehet ingatlantulajdonként kezelni</text:p>
        </text:list-item>
        <text:list-item>
          <text:p text:style-name="P17">Ennek következtében nem is terhelhetők jelzálogjoggal</text:p>
        </text:list-item>
        <text:list-item>
          <text:p text:style-name="P17">Sérül az egységes ingatlan-nyilvántartás “Teljesség” elve, vagyis nem terjed ki minden ingatlanra a nyilvántartás</text:p>
        </text:list-item>
        <text:list-item>
          <text:p text:style-name="P22">...</text:p>
        </text:list-item>
      </text:list>
      <text:p text:style-name="P2"/>
      <text:p text:style-name="P2">A 3D kataszter ezekre a problémakra adhat megoldást ezen kívül új célok is megjelentek:</text:p>
      <text:list xml:id="list1292952796" text:style-name="L3">
        <text:list-item>
          <text:p text:style-name="P18">Információ nyújtása az ingatlanforgalomról</text:p>
        </text:list-item>
        <text:list-item>
          <text:p text:style-name="P18">Az ügyletek hatékonyságának növelése</text:p>
        </text:list-item>
        <text:list-item>
          <text:p text:style-name="P18">A birtoklás biztonságának növelése</text:p>
        </text:list-item>
        <text:list-item>
          <text:p text:style-name="P18">A kormányzat munkájának segítése információkkal</text:p>
        </text:list-item>
        <text:list-item>
          <text:p text:style-name="P18">Piacképessé váljanak olyan területek, melyeket a 2D kataszter nem tud kezelni</text:p>
        </text:list-item>
      </text:list>
      <text:p text:style-name="P3">CCDM</text:p>
      <text:p text:style-name="P2"/>
      <text:p text:style-name="P15">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15">A CCDM egy kvázi szabvány lett, mely lefedi mind a nyilvántartást (jog) mind a katasztert (térkép) és alapvetően két célt szolgál:</text:p>
      <text:list xml:id="list783109225" text:style-name="L4">
        <text:list-item>
          <text:p text:style-name="P19">Elkerüljük az azonos funkcionalitások újratervezését és újra implementálását, de egyben nyújtson egy bővíthető alapot a fejlesztéshez</text:p>
        </text:list-item>
        <text:list-item>
          <text:p text:style-name="P19">Nyújtosn egy a modell alapján implementált közös nyelvet mely lehetőséget ad két különböző szervezet vagy akár ország kommunikációjához, adatcseréjéhez</text:p>
        </text:list-item>
      </text:list>
      <text:p text:style-name="P15">Az CCDM UML diagramja tartalmazza az ingatlan objektumok jogi objektumait(pld személyek), adminisztratív objetumait (pld jogok) és geodéziai leírását. Ez az adatstruktura lehetővé teszi, hogy a különböző típusú adatokat más és más szervezetek szolgáltassák. Az a szándék is teljesűl, hogy ha szükség van egy funkcióra, akkor azt nem kell újra megtervezni, nyugodtan lehet támaszkodni erre a modellre. További előny, hogy egyetlen szervezet sem kényszerűl egy adott gyártó egy speciális szoftverének használatára, hiszen a model</text:p>
      <text:p text:style-name="P15"/>
      <text:p text:style-name="P25">Ezen célok mentén az egyes országoknak a saját nyílvántartásukat a CCDM alapján kellene implementálniuk.</text:p>
      <text:p text:style-name="P15"/>
      <text:p text:style-name="P2">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1752315852" text:style-name="L5">
        <text:list-item>
          <text:p text:style-name="P20">Jogok kapcsolódnak 3D RightObject-ekhez</text:p>
        </text:list-item>
        <text:list-item>
          <text:p text:style-name="P20">A fizikai objektumokokhoz jogi terek kapcsolódnak</text:p>
        </text:list-item>
        <text:list-item>
          <text:p text:style-name="P20">Teljes 3D kataszter (jogi szabályozás)</text:p>
        </text:list-item>
      </text:list>
      <text:p text:style-name="P2"/>
      <text:p text:style-name="P2"/>
      <text:p text:style-name="P2"/>
      <text:p text:style-name="P2">-</text:p>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text:soft-page-break/></text:p>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miért lényeges kérdés</text:p>
      <text:p text:style-name="Standard">speciális esetek</text:p>
      <text:p text:style-name="Standard">hagyományos esetek</text:p>
      <text:p text:style-name="Standard">új célok: ingatlanforgalom infó, ügylet hatékonyság növelés, birtoklás biztonságának növelése, kormányzat munkájának segítése információkkal,piacképessé váljanak olyan területek, melyeket eddig nem tudtak kezelni, vezetékjok(csak a vázrajzból derül ki)</text:p>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4">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8T13:24:37</meta:creation-date>
    <meta:generator>OpenOffice.org/3.2$Linux OpenOffice.org_project/320m12$Build-9483</meta:generator>
    <dc:date>2012-08-19T11:20:08</dc:date>
    <meta:editing-duration>PT63H05M40S</meta:editing-duration>
    <meta:editing-cycles>90</meta:editing-cycles>
    <meta:document-statistic meta:table-count="0" meta:image-count="0" meta:object-count="0" meta:page-count="7" meta:paragraph-count="87" meta:word-count="1959" meta:character-count="14583"/>
  </office:meta>
</office:document-meta>
</file>